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4E0000014DD621714D9A68BC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83.16mm" fo:margin-left="-1.99mm" table:align="left" style:writing-mode="lr-tb"/>
    </style:style>
    <style:style style:name="Πίνακας1.A" style:family="table-column">
      <style:table-column-properties style:column-width="24.13mm"/>
    </style:style>
    <style:style style:name="Πίνακας1.B" style:family="table-column">
      <style:table-column-properties style:column-width="5.8mm"/>
    </style:style>
    <style:style style:name="Πίνακας1.C" style:family="table-column">
      <style:table-column-properties style:column-width="11.61mm"/>
    </style:style>
    <style:style style:name="Πίνακας1.D" style:family="table-column">
      <style:table-column-properties style:column-width="1.64mm"/>
    </style:style>
    <style:style style:name="Πίνακας1.E" style:family="table-column">
      <style:table-column-properties style:column-width="34.38mm"/>
    </style:style>
    <style:style style:name="Πίνακας1.F" style:family="table-column">
      <style:table-column-properties style:column-width="12.7mm"/>
    </style:style>
    <style:style style:name="Πίνακας1.G" style:family="table-column">
      <style:table-column-properties style:column-width="6.35mm"/>
    </style:style>
    <style:style style:name="Πίνακας1.H" style:family="table-column">
      <style:table-column-properties style:column-width="0.55mm"/>
    </style:style>
    <style:style style:name="Πίνακας1.I" style:family="table-column">
      <style:table-column-properties style:column-width="12.15mm"/>
    </style:style>
    <style:style style:name="Πίνακας1.J" style:family="table-column">
      <style:table-column-properties style:column-width="13.25mm"/>
    </style:style>
    <style:style style:name="Πίνακας1.M" style:family="table-column">
      <style:table-column-properties style:column-width="9.53mm"/>
    </style:style>
    <style:style style:name="Πίνακας1.O" style:family="table-column">
      <style:table-column-properties style:column-width="22.95mm"/>
    </style:style>
    <style:style style:name="Πίνακας1.1" style:family="table-row">
      <style:table-row-properties style:min-row-height="7.32mm" fo:keep-together="always"/>
    </style:style>
    <style:style style:name="Πίνακας1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Πίνακας1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Πίνακας1.3" style:family="table-row">
      <style:table-row-properties style:min-row-height="1.75mm" fo:keep-together="always"/>
    </style:style>
    <style:style style:name="Πίνακας1.5" style:family="table-row">
      <style:table-row-properties fo:keep-together="always"/>
    </style:style>
    <style:style style:name="Πίνακας1.9" style:family="table-row">
      <style:table-row-properties style:min-row-height="9.17mm" fo:keep-together="always"/>
    </style:style>
    <style:style style:name="Πίνακας1.A9" style:family="table-cell">
      <style:table-cell-properties style:vertical-align="bottom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Πίνακας1.K9" style:family="table-cell">
      <style:table-cell-properties style:vertical-align="bottom" fo:padding-left="1.91mm" fo:padding-right="1.91mm" fo:padding-top="0mm" fo:padding-bottom="0mm" fo:border="0.5pt solid #000000" style:writing-mode="lr-tb"/>
    </style:style>
    <style:style style:name="Πίνακας2" style:family="table" style:master-page-name="Μετατροπή_20_1">
      <style:table-properties style:width="183.8mm" fo:margin-left="-1.91mm" style:page-number="auto" table:align="left" style:writing-mode="lr-tb"/>
    </style:style>
    <style:style style:name="Πίνακας2.A" style:family="table-column">
      <style:table-column-properties style:column-width="183.8mm"/>
    </style:style>
    <style:style style:name="Πίνακας2.1" style:family="table-row">
      <style:table-row-properties fo:keep-together="auto"/>
    </style:style>
    <style:style style:name="Πίνακας2.A1" style:family="table-cell">
      <style:table-cell-properties style:vertical-align="top" fo:padding-left="1.91mm" fo:padding-right="1.91mm" fo:padding-top="0mm" fo:padding-bottom="0mm" fo:border="none" style:writing-mode="lr-tb"/>
    </style:style>
    <style:style style:name="Πίνακας2.A2" style:family="table-cell">
      <style:table-cell-properties style:vertical-align="top" fo:padding-left="1.91mm" fo:padding-right="1.91mm" fo:padding-top="0mm" fo:padding-bottom="0mm" fo:border-left="none" fo:border-right="none" fo:border-top="none" fo:border-bottom="0.5pt dashed #000000" style:writing-mode="lr-tb"/>
    </style:style>
    <style:style style:name="Πίνακας2.A3" style:family="table-cell">
      <style:table-cell-properties style:vertical-align="top" fo:padding-left="1.91mm" fo:padding-right="1.91mm" fo:padding-top="0mm" fo:padding-bottom="0mm" fo:border-left="none" fo:border-right="none" fo:border-top="0.5pt dashed #000000" fo:border-bottom="0.5pt dashed #000000" style:writing-mode="lr-tb"/>
    </style:style>
    <style:style style:name="P1" style:family="paragraph" style:parent-style-name="Standard">
      <style:text-properties style:font-name="Arial" fo:font-size="10pt" style:font-size-asian="10pt" style:font-name-complex="Arial" style:font-weight-complex="bold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/>
    </style:style>
    <style:style style:name="P3" style:family="paragraph" style:parent-style-name="Standard">
      <style:text-properties style:font-name="Arial" fo:font-size="8pt" style:font-size-asian="8pt" style:font-name-complex="Arial"/>
    </style:style>
    <style:style style:name="P4" style:family="paragraph" style:parent-style-name="Standard">
      <style:text-properties style:font-name="Arial" fo:font-size="8pt" fo:font-weight="bold" style:font-size-asian="8pt" style:font-weight-asian="bold" style:font-name-complex="Ari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6" style:family="paragraph" style:parent-style-name="Standard">
      <style:text-properties style:font-name="Arial" fo:font-size="14pt" fo:font-weight="bold" style:font-size-asian="14pt" style:font-weight-asian="bold" style:font-name-complex="Arial" style:font-weight-complex="bold"/>
    </style:style>
    <style:style style:name="P7" style:family="paragraph" style:parent-style-name="Standard">
      <style:paragraph-properties fo:margin-top="4.23mm" fo:margin-bottom="0mm" loext:contextual-spacing="false"/>
    </style:style>
    <style:style style:name="P8" style:family="paragraph" style:parent-style-name="Standard">
      <style:paragraph-properties fo:margin-top="4.23mm" fo:margin-bottom="0mm" loext:contextual-spacing="false"/>
      <style:text-properties style:font-name="Arial" fo:font-size="8pt" style:font-size-asian="8pt" style:font-name-complex="Arial"/>
    </style:style>
    <style:style style:name="P9" style:family="paragraph" style:parent-style-name="Standard">
      <style:paragraph-properties fo:margin-top="4.23mm" fo:margin-bottom="0mm" loext:contextual-spacing="false" style:snap-to-layout-grid="false"/>
      <style:text-properties style:font-name="Arial" fo:font-size="8pt" style:font-size-asian="8pt" style:font-name-complex="Arial"/>
    </style:style>
    <style:style style:name="P10" style:family="paragraph" style:parent-style-name="Standard">
      <style:paragraph-properties fo:margin-left="0mm" fo:margin-right="-121.32mm" fo:margin-top="4.23mm" fo:margin-bottom="0mm" loext:contextual-spacing="false" fo:text-indent="0mm" style:auto-text-indent="false"/>
    </style:style>
    <style:style style:name="P11" style:family="paragraph" style:parent-style-name="Standard">
      <style:paragraph-properties fo:margin-left="0mm" fo:margin-right="-121.32mm" fo:margin-top="4.23mm" fo:margin-bottom="0mm" loext:contextual-spacing="false" fo:text-indent="0mm" style:auto-text-indent="false" style:snap-to-layout-grid="false"/>
      <style:text-properties style:font-name="Arial" fo:font-size="8pt" fo:language="en" fo:country="US" style:font-size-asian="8pt" style:font-name-complex="Arial" style:font-size-complex="10pt"/>
    </style:style>
    <style:style style:name="P12" style:family="paragraph" style:parent-style-name="Standard">
      <style:paragraph-properties fo:margin-left="0mm" fo:margin-right="-121.32mm" fo:margin-top="4.23mm" fo:margin-bottom="0mm" loext:contextual-spacing="false" fo:text-indent="0mm" style:auto-text-indent="false"/>
      <style:text-properties style:font-name="Arial" fo:font-size="8pt" style:font-size-asian="8pt" style:font-name-complex="Arial"/>
    </style:style>
    <style:style style:name="P13" style:family="paragraph" style:parent-style-name="Standard">
      <style:paragraph-properties fo:margin-left="0mm" fo:margin-right="-121.32mm" fo:margin-top="4.23mm" fo:margin-bottom="0mm" loext:contextual-spacing="false" fo:text-indent="0mm" style:auto-text-indent="false" style:snap-to-layout-grid="false"/>
      <style:text-properties style:font-name="Arial" fo:font-size="8pt" style:font-size-asian="8pt" style:font-name-complex="Arial"/>
    </style:style>
    <style:style style:name="P14" style:family="paragraph" style:parent-style-name="Standard">
      <style:paragraph-properties fo:margin-left="0mm" fo:margin-right="-41.13mm" fo:margin-top="4.23mm" fo:margin-bottom="0mm" loext:contextual-spacing="false" fo:text-indent="0mm" style:auto-text-indent="false"/>
    </style:style>
    <style:style style:name="P15" style:family="paragraph" style:parent-style-name="Standard">
      <style:paragraph-properties fo:margin-left="0mm" fo:margin-right="-41.13mm" fo:margin-top="4.23mm" fo:margin-bottom="0mm" loext:contextual-spacing="false" fo:text-indent="0mm" style:auto-text-indent="false" style:snap-to-layout-grid="false"/>
      <style:text-properties style:font-name="Arial" fo:font-size="8pt" style:font-size-asian="8pt" style:font-name-complex="Arial"/>
    </style:style>
    <style:style style:name="P16" style:family="paragraph" style:parent-style-name="Standard">
      <style:paragraph-properties fo:margin-left="0mm" fo:margin-right="2.19mm" fo:text-indent="0mm" style:auto-text-indent="false"/>
    </style:style>
    <style:style style:name="P17" style:family="paragraph" style:parent-style-name="Standard">
      <style:paragraph-properties fo:margin-left="0mm" fo:margin-right="2.19mm" fo:text-indent="0mm" style:auto-text-indent="false" style:snap-to-layout-grid="false"/>
      <style:text-properties style:font-name="Arial" fo:font-size="9pt" style:font-size-asian="9pt" style:font-name-complex="Arial"/>
    </style:style>
    <style:style style:name="P18" style:family="paragraph" style:parent-style-name="Standard">
      <style:paragraph-properties fo:margin-left="0mm" fo:margin-right="2.2mm" fo:margin-top="1.06mm" fo:margin-bottom="0mm" loext:contextual-spacing="false" fo:text-indent="0mm" style:auto-text-indent="false" style:snap-to-layout-grid="false"/>
      <style:text-properties style:font-name="Arial" fo:font-size="10pt" style:font-size-asian="10pt" style:font-name-complex="Arial"/>
    </style:style>
    <style:style style:name="P19" style:family="paragraph" style:parent-style-name="Standard">
      <style:paragraph-properties fo:margin-left="0mm" fo:margin-right="2.2mm" fo:margin-top="1.06mm" fo:margin-bottom="0mm" loext:contextual-spacing="false" fo:text-align="end" style:justify-single-word="false" fo:text-indent="0mm" style:auto-text-indent="false"/>
      <style:text-properties style:font-name="Arial" fo:font-size="10pt" style:font-size-asian="10pt" style:font-name-complex="Arial"/>
    </style:style>
    <style:style style:name="P20" style:family="paragraph" style:parent-style-name="Text_20_body">
      <style:paragraph-properties fo:text-align="start" style:justify-single-word="false"/>
      <style:text-properties fo:font-size="11pt" style:font-size-asian="11pt" style:font-weight-complex="bold"/>
    </style:style>
    <style:style style:name="P21" style:family="paragraph" style:parent-style-name="Heading_20_3" style:master-page-name="Standard">
      <style:paragraph-properties fo:text-align="start" style:justify-single-word="false" style:page-number="auto"/>
      <style:text-properties fo:font-size="8pt" fo:language="el" fo:country="GR" fo:font-weight="normal" style:font-size-asian="8pt" style:language-asian="el" style:country-asian="GR" style:font-weight-asian="normal" style:font-size-complex="8pt"/>
    </style:style>
    <style:style style:name="P22" style:family="paragraph" style:parent-style-name="Header">
      <style:paragraph-properties>
        <style:tab-stops/>
      </style:paragraph-properties>
      <style:text-properties style:text-position="super 58%" fo:font-size="12pt" style:font-size-asian="12pt"/>
    </style:style>
    <style:style style:name="P23" style:family="paragraph" style:parent-style-name="Header">
      <style:paragraph-properties fo:text-align="end" style:justify-single-word="false"/>
      <style:text-properties style:font-name="Arial" fo:font-size="16pt" style:font-size-asian="16pt" style:font-name-complex="Arial"/>
    </style:style>
    <style:style style:name="P24" style:family="paragraph" style:parent-style-name="Header">
      <style:text-properties fo:font-size="8pt" fo:font-weight="bold" style:font-size-asian="8pt" style:font-weight-asian="bold" style:font-weight-complex="bold"/>
    </style:style>
    <style:style style:name="P25" style:family="paragraph" style:parent-style-name="Header">
      <style:paragraph-properties fo:text-align="end" style:justify-single-word="false" style:snap-to-layout-grid="false"/>
      <style:text-properties fo:font-size="8pt" fo:font-weight="bold" style:font-size-asian="8pt" style:font-weight-asian="bold" style:font-weight-complex="bold"/>
    </style:style>
    <style:style style:name="P26" style:family="paragraph" style:parent-style-name="Body_20_Text_20_2">
      <style:paragraph-properties fo:margin-left="0mm" fo:margin-right="8.54mm" fo:text-indent="0mm" style:auto-text-indent="false"/>
      <style:text-properties fo:font-size="9pt" style:font-size-asian="9pt"/>
    </style:style>
    <style:style style:name="P27" style:family="paragraph" style:parent-style-name="Text_20_body_20_indent">
      <style:paragraph-properties fo:text-align="justify" style:justify-single-word="false"/>
      <style:text-properties fo:font-size="9pt" style:font-size-asian="9pt"/>
    </style:style>
    <style:style style:name="P28" style:family="paragraph" style:parent-style-name="Text_20_body_20_indent">
      <style:paragraph-properties fo:margin-left="0mm" fo:margin-right="8.54mm" fo:text-align="end" style:justify-single-word="false" fo:text-indent="0mm" style:auto-text-indent="false"/>
      <style:text-properties fo:font-size="8pt" style:font-size-asian="8pt"/>
    </style:style>
    <style:style style:name="P29" style:family="paragraph" style:parent-style-name="Text_20_body_20_indent">
      <style:paragraph-properties fo:margin-left="0mm" fo:margin-right="0mm" fo:text-align="end" style:justify-single-word="false" fo:text-indent="0mm" style:auto-text-indent="false"/>
      <style:text-properties fo:font-size="8pt" style:font-size-asian="8pt"/>
    </style:style>
    <style:style style:name="P3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normal" style:font-size-asian="8pt" style:font-weight-asian="normal" style:font-size-complex="8pt"/>
    </style:style>
    <style:style style:name="T2" style:family="text">
      <style:text-properties fo:font-size="8pt" fo:font-weight="bold" style:font-size-asian="8pt" style:font-weight-asian="bold" style:font-weight-complex="bold"/>
    </style:style>
    <style:style style:name="T3" style:family="text">
      <style:text-properties style:font-name-asian="Arial"/>
    </style:style>
    <style:style style:name="T4" style:family="text">
      <style:text-properties style:text-position="super 58%" fo:font-size="12pt" style:font-size-asian="12pt"/>
    </style:style>
    <style:style style:name="T5" style:family="text">
      <style:text-properties style:text-position="super 58%" style:font-name="Arial" fo:font-size="10pt" style:font-size-asian="10pt" style:font-name-complex="Arial" style:font-size-complex="10pt"/>
    </style:style>
    <style:style style:name="T6" style:family="text">
      <style:text-properties style:text-position="super 58%" style:font-name="Arial" fo:font-size="8pt" style:font-size-asian="8pt" style:font-name-complex="Arial"/>
    </style:style>
    <style:style style:name="T7" style:family="text">
      <style:text-properties style:text-position="super 58%" style:font-name="Arial" fo:font-size="9pt" style:font-size-asian="9pt" style:font-name-complex="Arial"/>
    </style:style>
    <style:style style:name="T8" style:family="text">
      <style:text-properties style:font-name="Arial" fo:font-size="10pt" style:font-size-asian="10pt" style:font-name-complex="Arial" style:font-size-complex="10pt"/>
    </style:style>
    <style:style style:name="T9" style:family="text">
      <style:text-properties style:font-name="Arial" fo:font-size="8pt" style:font-size-asian="8pt" style:font-name-complex="Arial"/>
    </style:style>
    <style:style style:name="T10" style:family="text">
      <style:text-properties style:font-name="Arial" fo:font-size="8pt" fo:language="en" fo:country="US" style:font-size-asian="8pt" style:font-name-complex="Arial"/>
    </style:style>
    <style:style style:name="T11" style:family="text">
      <style:text-properties style:font-name="Arial" style:font-name-complex="Arial"/>
    </style:style>
    <style:style style:name="T12" style:family="text">
      <style:text-properties style:font-name="Arial" fo:font-size="9pt" style:font-size-asian="9pt" style:font-name-complex="Arial"/>
    </style:style>
    <style:style style:name="T13" style:family="text">
      <style:text-properties fo:language="en" fo:country="US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mm"/>
      </style:section-properties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left" draw:textarea-vertical-align="top" draw:auto-grow-height="false" fo:min-height="268.46mm" fo:min-width="184.86mm" fo:padding-top="2.29mm" fo:padding-bottom="2.29mm" fo:padding-left="4.41mm" fo:padding-right="4.41mm" fo:wrap-option="wrap" draw:shadow-color="#808080" fo:margin-left="3.19mm" fo:margin-right="3.19m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<draw:custom-shape text:anchor-type="char" draw:z-index="0" draw:style-name="gr1" draw:text-style-name="P30" svg:width="193.68mm" svg:height="273.06mm" svg:x="-6.35mm" svg:y="-20.94mm"><text:p/><draw:enhanced-geometry svg:viewBox="0 0 21600 21600" draw:type="rectangle" draw:enhanced-path="M 0 0 L 21600 0 21600 21600 0 21600 0 0 Z N"/></draw:custom-shape></text:h>
      <text:h text:style-name="Heading_20_3" text:outline-level="3">ΥΠΕΥΘΥΝΗ ΔΗΛΩΣΗ</text:h>
      <text:h text:style-name="Heading_20_3" text:outline-level="3"><text:span text:style-name="T3"><text:s/></text:span><text:span text:style-name="T4">(άρθρο 8 Ν.1599/1986)</text:span></text:h>
      <text:p text:style-name="P22"/>
      <text:p text:style-name="P26">Η ακρίβεια των στοιχείων που υποβάλλονται με αυτή τη δήλωση μπορεί να ελεγχθεί με βάση το αρχείο άλλων υπηρεσιών (άρθρο 8 παρ. 4 Ν. 1599/1986)</text:p>
      <text:p text:style-name="P20"/>
      <text:p text:style-name="P1"/>
      <table:table table:name="Πίνακας1" table:style-name="Πίνακας1">
        <table:table-column table:style-name="Πίνακας1.A"/>
        <table:table-column table:style-name="Πίνακας1.B"/>
        <table:table-column table:style-name="Πίνακας1.C"/>
        <table:table-column table:style-name="Πίνακας1.D"/>
        <table:table-column table:style-name="Πίνακας1.E"/>
        <table:table-column table:style-name="Πίνακας1.F"/>
        <table:table-column table:style-name="Πίνακας1.G"/>
        <table:table-column table:style-name="Πίνακας1.H"/>
        <table:table-column table:style-name="Πίνακας1.I"/>
        <table:table-column table:style-name="Πίνακας1.J"/>
        <table:table-column table:style-name="Πίνακας1.B"/>
        <table:table-column table:style-name="Πίνακας1.F"/>
        <table:table-column table:style-name="Πίνακας1.M" table:number-columns-repeated="2"/>
        <table:table-column table:style-name="Πίνακας1.O"/>
        <table:table-row table:style-name="Πίνακας1.1">
          <table:table-cell table:style-name="Πίνακας1.A1" office:value-type="string">
            <text:p text:style-name="P10"><text:span text:style-name="T8">ΠΡΟΣ</text:span><text:span text:style-name="T5">(1)</text:span><text:span text:style-name="T8">:</text:span></text:p>
          </table:table-cell>
          <table:table-cell table:style-name="Πίνακας1.B1" table:number-columns-spanned="14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Πίνακας1.1">
          <table:table-cell table:style-name="Πίνακας1.A1" office:value-type="string">
            <text:p text:style-name="P12">Ο – Η Όνομα:</text:p>
          </table:table-cell>
          <table:table-cell table:style-name="Πίνακας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Πίνακας1.A1" table:number-columns-spanned="3" office:value-type="string">
            <text:p text:style-name="P12">Επώνυμο:</text:p>
          </table:table-cell>
          <table:covered-table-cell/>
          <table:covered-table-cell/>
          <table:table-cell table:style-name="Πίνακας1.B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Πίνακας1.3">
          <table:table-cell table:style-name="Πίνακας1.A1" table:number-columns-spanned="4" office:value-type="string">
            <text:p text:style-name="P8">Όνομα και Επώνυμο Πατέρα: </text:p>
          </table:table-cell>
          <table:covered-table-cell/>
          <table:covered-table-cell/>
          <table:covered-table-cell/>
          <table:table-cell table:style-name="Πίνακας1.B1" table:number-columns-spanned="11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Πίνακας1.3">
          <table:table-cell table:style-name="Πίνακας1.A1" table:number-columns-spanned="4" office:value-type="string">
            <text:p text:style-name="P8">Όνομα και Επώνυμο Μητέρας:</text:p>
          </table:table-cell>
          <table:covered-table-cell/>
          <table:covered-table-cell/>
          <table:covered-table-cell/>
          <table:table-cell table:style-name="Πίνακας1.B1" table:number-columns-spanned="11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Πίνακας1.5">
          <table:table-cell table:style-name="Πίνακας1.A1" table:number-columns-spanned="4" office:value-type="string">
            <text:p text:style-name="P14"><text:span text:style-name="T9">Ημερομηνία γέννησης</text:span><text:span text:style-name="T6">(2)</text:span><text:span text:style-name="T9">: </text:span></text:p>
          </table:table-cell>
          <table:covered-table-cell/>
          <table:covered-table-cell/>
          <table:covered-table-cell/>
          <table:table-cell table:style-name="Πίνακας1.B1" table:number-columns-spanned="11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Πίνακας1.3">
          <table:table-cell table:style-name="Πίνακας1.A1" table:number-columns-spanned="4" office:value-type="string">
            <text:p text:style-name="P8">Τόπος Γέννησης:</text:p>
          </table:table-cell>
          <table:covered-table-cell/>
          <table:covered-table-cell/>
          <table:covered-table-cell/>
          <table:table-cell table:style-name="Πίνακας1.B1" table:number-columns-spanned="11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Πίνακας1.5">
          <table:table-cell table:style-name="Πίνακας1.A1" table:number-columns-spanned="4" office:value-type="string">
            <text:p text:style-name="P8">Αριθμός Δελτίου Ταυτότητας:</text:p>
          </table:table-cell>
          <table:covered-table-cell/>
          <table:covered-table-cell/>
          <table:covered-table-cell/>
          <table:table-cell table:style-name="Πίνακας1.A1" table:number-columns-spanned="3" office:value-type="string">
            <text:p text:style-name="P9"/>
          </table:table-cell>
          <table:covered-table-cell/>
          <table:covered-table-cell/>
          <table:table-cell table:style-name="Πίνακας1.A1" table:number-columns-spanned="2" office:value-type="string">
            <text:p text:style-name="P8">Τηλ:</text:p>
          </table:table-cell>
          <table:covered-table-cell/>
          <table:table-cell table:style-name="Πίνακας1.B1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Πίνακας1.5">
          <table:table-cell table:style-name="Πίνακας1.A1" table:number-columns-spanned="2" office:value-type="string">
            <text:p text:style-name="P8">Τόπος Κατοικίας:</text:p>
          </table:table-cell>
          <table:covered-table-cell/>
          <table:table-cell table:style-name="Πίνακας1.A1" table:number-columns-spanned="3" office:value-type="string">
            <text:p text:style-name="P9"/>
          </table:table-cell>
          <table:covered-table-cell/>
          <table:covered-table-cell/>
          <table:table-cell table:style-name="Πίνακας1.A1" office:value-type="string">
            <text:p text:style-name="P8">Οδός:</text:p>
          </table:table-cell>
          <table:table-cell table:style-name="Πίνακας1.A1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Πίνακας1.A1" office:value-type="string">
            <text:p text:style-name="P8">Αριθ:</text:p>
          </table:table-cell>
          <table:table-cell table:style-name="Πίνακας1.A1" office:value-type="string">
            <text:p text:style-name="P9"/>
          </table:table-cell>
          <table:table-cell table:style-name="Πίνακας1.A1" office:value-type="string">
            <text:p text:style-name="P8">ΤΚ:</text:p>
          </table:table-cell>
          <table:table-cell table:style-name="Πίνακας1.B1" office:value-type="string">
            <text:p text:style-name="P9"/>
          </table:table-cell>
        </table:table-row>
        <table:table-row table:style-name="Πίνακας1.9">
          <table:table-cell table:style-name="Πίνακας1.A9" table:number-columns-spanned="3" office:value-type="string">
            <text:p text:style-name="P7"><text:span text:style-name="T9">Αρ. Τηλεομοιοτύπου (</text:span><text:span text:style-name="T10">Fax</text:span><text:span text:style-name="T9">):</text:span></text:p>
          </table:table-cell>
          <table:covered-table-cell/>
          <table:covered-table-cell/>
          <table:table-cell table:style-name="Πίνακας1.A9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Πίνακας1.A9" table:number-columns-spanned="2" office:value-type="string">
            <text:p text:style-name="P3">Δ/νση Ηλεκτρ. Ταχυδρομείου</text:p>
            <text:p text:style-name="Standard"><text:span text:style-name="T9">(Ε</text:span><text:span text:style-name="T10">mail</text:span><text:span text:style-name="T9">):</text:span></text:p>
          </table:table-cell>
          <table:covered-table-cell/>
          <table:table-cell table:style-name="Πίνακας1.K9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4"/>
      <text:section text:style-name="Sect1" text:name="Ενότητα1">
        <table:table table:name="Πίνακας2" table:style-name="Πίνακας2">
          <table:table-column table:style-name="Πίνακας2.A"/>
          <table:table-row table:style-name="Πίνακας2.1">
            <table:table-cell table:style-name="Πίνακας2.A1" office:value-type="string">
              <text:p text:style-name="P17"/>
              <text:p text:style-name="P16"><text:span text:style-name="T12">Με ατομική μου ευθύνη και γνωρίζοντας τις κυρώσεις </text:span><text:span text:style-name="T7">(3)</text:span><text:span text:style-name="T12">, που προβλέπονται από τις διατάξεις της παρ. 6 του άρθρου 22 του Ν. 1599/1986, δηλώνω ότι:</text:span></text:p>
            </table:table-cell>
          </table:table-row>
          <table:table-row table:style-name="Πίνακας2.1">
            <table:table-cell table:style-name="Πίνακας2.A2" office:value-type="string">
              <text:p text:style-name="P18"/>
            </table:table-cell>
          </table:table-row>
          <table:table-row table:style-name="Πίνακας2.1">
            <table:table-cell table:style-name="Πίνακας2.A3" office:value-type="string">
              <text:p text:style-name="P18"/>
            </table:table-cell>
          </table:table-row>
          <table:table-row table:style-name="Πίνακας2.1">
            <table:table-cell table:style-name="Πίνακας2.A3" office:value-type="string">
              <text:p text:style-name="P18"/>
            </table:table-cell>
          </table:table-row>
          <table:table-row table:style-name="Πίνακας2.1">
            <table:table-cell table:style-name="Πίνακας2.A3" office:value-type="string">
              <text:p text:style-name="P18"/>
            </table:table-cell>
          </table:table-row>
          <table:table-row table:style-name="Πίνακας2.1">
            <table:table-cell table:style-name="Πίνακας2.A3" office:value-type="string">
              <text:p text:style-name="P18"/>
            </table:table-cell>
          </table:table-row>
          <table:table-row table:style-name="Πίνακας2.1">
            <table:table-cell table:style-name="Πίνακας2.A3" office:value-type="string">
              <text:p text:style-name="P18"/>
            </table:table-cell>
          </table:table-row>
          <table:table-row table:style-name="Πίνακας2.1">
            <table:table-cell table:style-name="Πίνακας2.A3" office:value-type="string">
              <text:p text:style-name="P18"/>
            </table:table-cell>
          </table:table-row>
          <table:table-row table:style-name="Πίνακας2.1">
            <table:table-cell table:style-name="Πίνακας2.A3" office:value-type="string">
              <text:p text:style-name="P19"><text:span text:style-name="T3"><text:s/></text:span>(4)</text:p>
            </table:table-cell>
          </table:table-row>
        </table:table>
        <text:p text:style-name="Standard"/>
        <text:p text:style-name="P28">Ημερομηνία: <text:s text:c="5"/>……….20……</text:p>
        <text:p text:style-name="P28"/>
        <text:p text:style-name="P28">Ο – Η Δηλ.</text:p>
        <text:p text:style-name="P29"/>
        <text:p text:style-name="P29"/>
        <text:p text:style-name="P29"/>
        <text:p text:style-name="P28">(Υπογραφή)</text:p>
        <text:p text:style-name="P5"/>
        <text:p text:style-name="P5"/>
        <text:p text:style-name="P5"/>
        <text:p text:style-name="P27">(1) Αναγράφεται από τον ενδιαφερόμενο πολίτη ή Αρχή ή η Υπηρεσία του δημόσιου τομέα, που απευθύνεται η αίτηση.</text:p>
        <text:p text:style-name="P27">(2) Αναγράφεται ολογράφως. </text:p>
        <text:p text:style-name="P27">(3) «Όποιος εν γνώσει του δηλώνει ψευδή γεγονότα ή αρνείται ή αποκρύπτει τα αληθινά με έγγραφη υπεύθυνη δήλωση του άρθρου 8 τιμωρείται με φυλάκιση τουλάχιστον τριών μηνών. Εάν ο υπαίτιος αυτών των πράξεων σκόπευε να προσπορίσει στον εαυτόν του ή σε άλλον περιουσιακό όφελος βλάπτοντας τρίτον ή σκόπευε να βλάψει άλλον, τιμωρείται με κάθειρξη μέχρι 10 ετών.</text:p>
        <text:p text:style-name="P27">(4) Σε περίπτωση ανεπάρκειας χώρου η δήλωση συνεχίζεται στην πίσω όψη της και υπογράφεται από τον δηλούντα ή την δηλούσα. </text:p>
        <text:p text:style-name="P2">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 fo:text-align="center" style:justify-single-word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Century Gothic" fo:font-family="'Century Gothic'" style:font-family-generic="swiss" style:font-pitch="variable" fo:font-weight="bold" style:font-weight-asian="bold" style:font-name-complex="Century Gothic" style:font-family-complex="'Century Gothic'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3.25mm" style:type="center"/>
          <style:tab-stop style:position="146.51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3.25mm" style:type="center"/>
          <style:tab-stop style:position="146.51m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text-align="center" style:justify-single-word="false" fo:padding-left="1.41mm" fo:padding-right="1.41mm" fo:padding-top="0.35mm" fo:padding-bottom="0.35mm" fo:border="0.51pt solid #000000"/>
      <style:text-properties fo:font-size="10pt" style:font-size-asian="10pt"/>
    </style:style>
    <style:style style:name="Body_20_Text_20_3" style:display-name="Body Text 3" style:family="paragraph" style:parent-style-name="Standard">
      <style:paragraph-properties style:line-height-at-least="4.94mm" fo:text-align="justify" style:justify-single-word="false" fo:padding-left="1.41mm" fo:padding-right="1.41mm" fo:padding-top="0.35mm" fo:padding-bottom="0.35mm" fo:border="0.51pt solid #000000"/>
      <style:text-properties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-3.18mm" fo:margin-right="0mm" fo:text-indent="0m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font-size="11pt" style:font-size-asian="11pt" style:font-name-complex="Arial" style:font-family-complex="Arial" style:font-family-generic-complex="swiss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19.05mm" fo:text-indent="-12.7mm" fo:margin-left="19.05m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Πίνακας3" style:family="table">
      <style:table-properties style:width="183.8mm" fo:margin-left="-1.91mm" table:align="left" style:writing-mode="lr-tb"/>
    </style:style>
    <style:style style:name="Πίνακας3.A" style:family="table-column">
      <style:table-column-properties style:column-width="97.16mm"/>
    </style:style>
    <style:style style:name="Πίνακας3.B" style:family="table-column">
      <style:table-column-properties style:column-width="86.64mm"/>
    </style:style>
    <style:style style:name="Πίνακας3.1" style:family="table-row">
      <style:table-row-properties fo:keep-together="auto"/>
    </style:style>
    <style:style style:name="Πίνακας3.A1" style:family="table-cell">
      <style:table-cell-properties style:vertical-align="top" fo:padding-left="1.91mm" fo:padding-right="1.91mm" fo:padding-top="0mm" fo:padding-bottom="0mm" fo:border="none" style:writing-mode="lr-tb"/>
    </style:style>
    <style:style style:name="MP1" style:family="paragraph" style:parent-style-name="Header">
      <style:paragraph-properties fo:text-align="end" style:justify-single-word="false"/>
      <style:text-properties style:font-name="Arial" fo:font-size="16pt" style:font-size-asian="16pt" style:font-name-complex="Arial"/>
    </style:style>
    <style:style style:name="MP2" style:family="paragraph" style:parent-style-name="Header">
      <style:paragraph-properties fo:text-align="end" style:justify-single-word="false" style:snap-to-layout-grid="false"/>
      <style:text-properties fo:font-size="8pt" fo:font-weight="bold" style:font-size-asian="8pt" style:font-weight-asian="bold" style:font-weight-complex="bold"/>
    </style:style>
    <style:style style:name="MP3" style:family="paragraph" style:parent-style-name="Header">
      <style:text-properties fo:font-size="8pt" fo:font-weight="bold" style:font-size-asian="8pt" style:font-weight-asian="bold" style:font-weight-complex="bold"/>
    </style:style>
    <style:style style:name="M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2.51mm" fo:margin-bottom="25.4mm" fo:margin-left="15.01mm" fo:margin-right="15.01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2.89mm" fo:margin-bottom="11.91mm" style:dynamic-spacing="true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12.51mm" fo:margin-bottom="28.54mm" fo:margin-left="15.01mm" fo:margin-right="15.01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2.89mm" fo:margin-bottom="11.91m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Πίνακας3" table:style-name="Πίνακας3">
          <table:table-column table:style-name="Πίνακας3.A"/>
          <table:table-column table:style-name="Πίνακας3.B"/>
          <table:table-row table:style-name="Πίνακας3.1">
            <table:table-cell table:style-name="Πίνακας3.A1" office:value-type="string">
              <text:p text:style-name="MP1"><draw:frame draw:style-name="Mfr1" draw:name="Εικόνα1" text:anchor-type="as-char" svg:width="14.66mm" svg:height="14.71mm" draw:z-index="0"><draw:image xlink:href="Pictures/100000000000014E0000014DD621714D9A68BCE6.png" xlink:type="simple" xlink:show="embed" xlink:actuate="onLoad"/></draw:frame></text:p>
            </table:table-cell>
            <table:table-cell table:style-name="Πίνακας3.A1" office:value-type="string">
              <text:p text:style-name="MP2"/>
            </table:table-cell>
          </table:table-row>
        </table:table>
        <text:p text:style-name="MP3"><text:s/></text:p>
      </style:header>
    </style:master-page>
    <style:master-page style:name="Μετατροπή_20_1" style:display-name="Μετατροπή 1" style:page-layout-name="Mpm2">
      <style:header>
        <text:p text:style-name="MP3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Kostas</meta:initial-creator>
    <meta:creation-date>2002-10-14T14:23:00</meta:creation-date>
    <dc:creator>xrentetakos</dc:creator>
    <dc:date>2004-12-16T14:47:00</dc:date>
    <meta:print-date>2002-09-25T10:58:00</meta:print-date>
    <meta:editing-cycles>8</meta:editing-cycles>
    <meta:editing-duration>PT7M</meta:editing-duration>
    <meta:document-statistic meta:table-count="3" meta:image-count="1" meta:object-count="0" meta:page-count="2" meta:paragraph-count="32" meta:word-count="193" meta:character-count="1229" meta:non-whitespace-character-count="1048"/>
    <meta:generator>LibreOffice/5.2.7.2$Linux_X86_64 LibreOffice_project/20m0$Build-2</meta:generator>
    <meta:user-defined meta:name="_AdHocReviewCycleID" meta:value-type="float">507966208</meta:user-defined>
    <meta:user-defined meta:name="_AuthorEmail">elavg@gspa.gr</meta:user-defined>
    <meta:user-defined meta:name="_AuthorEmailDisplayName">ELEF AVGERI</meta:user-defined>
    <meta:user-defined meta:name="_EmailSubject">Υλικο και παλι</meta:user-defined>
  </office:meta>
</office:document-meta>
</file>